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.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ies.getPropert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ies.list( java . io . Print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ies.save( java . io . OutputStream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ies.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ies.Properties( java . util . Propertie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ies.getProperty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ies.store( java . io . OutputStream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ies.list( java . io . Prin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ies.load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ies.setProperty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